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02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25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1579b"/>
      <style:text-properties fo:color="#fafafa" fo:font-weight="bold" style:font-weight-asian="bold" style:font-weight-complex="bold"/>
    </style:style>
    <style:style style:name="ce2" style:family="table-cell" style:parent-style-name="Default">
      <style:table-cell-properties fo:background-color="#76ff03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d4e157"/>
    </style:style>
    <style:style style:name="ce4" style:family="table-cell" style:parent-style-name="Default">
      <style:table-cell-properties fo:background-color="#aed581"/>
    </style:style>
    <style:style style:name="ce5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6" style:family="table-cell" style:parent-style-name="Default">
      <style:table-cell-properties fo:background-color="#d4e157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aed581"/>
      <style:text-properties fo:font-weight="bold" style:font-weight-asian="bold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5.3705in" svg:height="3.5429in" svg:x="4.337in" svg:y="5.2827in">
            <draw:object draw:notify-on-update-of-ranges="Sheet1.G2:Sheet1.G2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5.5256in" svg:height="3.5429in" svg:x="9.9902in" svg:y="5.3587in">
            <draw:object draw:notify-on-update-of-ranges="Sheet1.E2:Sheet1.E2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2" table:number-columns-repeated="5" table:default-cell-style-name="ce8"/>
        <table:table-row table:style-name="ro1">
          <table:table-cell table:style-name="ce1" office:value-type="string" calcext:value-type="string">
            <text:p>trial number</text:p>
          </table:table-cell>
          <table:table-cell table:style-name="ce1" office:value-type="string" calcext:value-type="string">
            <text:p>batchsize</text:p>
          </table:table-cell>
          <table:table-cell table:style-name="ce1" office:value-type="string" calcext:value-type="string">
            <text:p>IoU</text:p>
          </table:table-cell>
          <table:table-cell table:style-name="ce1" office:value-type="string" calcext:value-type="string">
            <text:p>Accuracy</text:p>
          </table:table-cell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 Score</text:p>
          </table:table-cell>
        </table:table-row>
        <table:table-row table:style-name="ro2">
          <table:table-cell table:style-name="ce2" office:value-type="string" calcext:value-type="string">
            <text:p>ensemble of 2, 8, 12 with batch 16</text:p>
          </table:table-cell>
          <table:table-cell table:style-name="ce2"/>
          <table:table-cell table:style-name="ce2" office:value-type="float" office:value="0.0246665273248899" calcext:value-type="float">
            <text:p>0.0246665273248899</text:p>
          </table:table-cell>
          <table:table-cell table:style-name="ce2" office:value-type="float" office:value="0.952102533976237" calcext:value-type="float">
            <text:p>0.952102533976237</text:p>
          </table:table-cell>
          <table:table-cell table:style-name="ce2" office:value-type="float" office:value="0.179578853439781" calcext:value-type="float">
            <text:p>0.179578853439781</text:p>
          </table:table-cell>
          <table:table-cell table:style-name="ce2" office:value-type="float" office:value="0.0291908627321985" calcext:value-type="float">
            <text:p>0.0291908627321985</text:p>
          </table:table-cell>
          <table:table-cell table:style-name="ce2" office:value-type="float" office:value="0.0462842367493739" calcext:value-type="float">
            <text:p>0.0462842367493739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16" calcext:value-type="float">
            <text:p>16</text:p>
          </table:table-cell>
          <table:table-cell table:style-name="ce6" office:value-type="float" office:value="0.0244842220680931" calcext:value-type="float">
            <text:p>0.0244842220680931</text:p>
          </table:table-cell>
          <table:table-cell table:style-name="ce6" office:value-type="float" office:value="0.951969528198242" calcext:value-type="float">
            <text:p>0.951969528198242</text:p>
          </table:table-cell>
          <table:table-cell table:style-name="ce6" office:value-type="float" office:value="0.169795043668817" calcext:value-type="float">
            <text:p>0.169795043668817</text:p>
          </table:table-cell>
          <table:table-cell table:style-name="ce6" office:value-type="float" office:value="0.0288243562172686" calcext:value-type="float">
            <text:p>0.0288243562172686</text:p>
          </table:table-cell>
          <table:table-cell table:style-name="ce6" office:value-type="float" office:value="0.0460024429050147" calcext:value-type="float">
            <text:p>0.0460024429050147</text:p>
          </table:table-cell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6" office:value-type="float" office:value="0.0244806768352745" calcext:value-type="float">
            <text:p>0.0244806768352745</text:p>
          </table:table-cell>
          <table:table-cell table:style-name="ce6" office:value-type="float" office:value="0.951896540323893" calcext:value-type="float">
            <text:p>0.951896540323893</text:p>
          </table:table-cell>
          <table:table-cell table:style-name="ce6" office:value-type="float" office:value="0.171381449201924" calcext:value-type="float">
            <text:p>0.171381449201924</text:p>
          </table:table-cell>
          <table:table-cell table:style-name="ce6" office:value-type="float" office:value="0.0292176581965814" calcext:value-type="float">
            <text:p>0.0292176581965814</text:p>
          </table:table-cell>
          <table:table-cell table:style-name="ce6" office:value-type="float" office:value="0.0459845366923735" calcext:value-type="float">
            <text:p>0.0459845366923735</text:p>
          </table:table-cell>
        </table:table-row>
        <table:table-row table:style-name="ro1">
          <table:table-cell table:style-name="ce4" office:value-type="string" calcext:value-type="string">
            <text:p>ensemble of 2, 6, 8, 9, 12 with batch 16</text:p>
          </table:table-cell>
          <table:table-cell table:style-name="ce4"/>
          <table:table-cell table:style-name="ce7" office:value-type="float" office:value="0.0244670925978166" calcext:value-type="float">
            <text:p>0.0244670925978166</text:p>
          </table:table-cell>
          <table:table-cell table:style-name="ce7" office:value-type="float" office:value="0.952107238769531" calcext:value-type="float">
            <text:p>0.952107238769531</text:p>
          </table:table-cell>
          <table:table-cell table:style-name="ce7" office:value-type="float" office:value="0.179001619579735" calcext:value-type="float">
            <text:p>0.179001619579735</text:p>
          </table:table-cell>
          <table:table-cell table:style-name="ce7" office:value-type="float" office:value="0.0290395727971015" calcext:value-type="float">
            <text:p>0.0290395727971015</text:p>
          </table:table-cell>
          <table:table-cell table:style-name="ce7" office:value-type="float" office:value="0.0458998199772156" calcext:value-type="float">
            <text:p>0.0458998199772156</text:p>
          </table:table-cell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3" office:value-type="float" office:value="16" calcext:value-type="float">
            <text:p>16</text:p>
          </table:table-cell>
          <table:table-cell table:style-name="ce6" office:value-type="float" office:value="0.0242985783068783" calcext:value-type="float">
            <text:p>0.0242985783068783</text:p>
          </table:table-cell>
          <table:table-cell table:style-name="ce6" office:value-type="float" office:value="0.952348836263021" calcext:value-type="float">
            <text:p>0.952348836263021</text:p>
          </table:table-cell>
          <table:table-cell table:style-name="ce6" office:value-type="float" office:value="0.177352976722656" calcext:value-type="float">
            <text:p>0.177352976722656</text:p>
          </table:table-cell>
          <table:table-cell table:style-name="ce6" office:value-type="float" office:value="0.0285228558116361" calcext:value-type="float">
            <text:p>0.0285228558116361</text:p>
          </table:table-cell>
          <table:table-cell table:style-name="ce6" office:value-type="float" office:value="0.0456669327608893" calcext:value-type="float">
            <text:p>0.045666932760889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0.0238319575704441" calcext:value-type="float">
            <text:p>0.0238319575704441</text:p>
          </table:table-cell>
          <table:table-cell office:value-type="float" office:value="0.952413940429688" calcext:value-type="float">
            <text:p>0.952413940429688</text:p>
          </table:table-cell>
          <table:table-cell office:value-type="float" office:value="0.172672925515582" calcext:value-type="float">
            <text:p>0.172672925515582</text:p>
          </table:table-cell>
          <table:table-cell office:value-type="float" office:value="0.028155887621851" calcext:value-type="float">
            <text:p>0.028155887621851</text:p>
          </table:table-cell>
          <table:table-cell office:value-type="float" office:value="0.0446773512502106" calcext:value-type="float">
            <text:p>0.04467735125021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.0212468384684012" calcext:value-type="float">
            <text:p>0.0212468384684012</text:p>
          </table:table-cell>
          <table:table-cell office:value-type="float" office:value="0.95257822672526" calcext:value-type="float">
            <text:p>0.95257822672526</text:p>
          </table:table-cell>
          <table:table-cell office:value-type="float" office:value="0.165767227350573" calcext:value-type="float">
            <text:p>0.165767227350573</text:p>
          </table:table-cell>
          <table:table-cell office:value-type="float" office:value="0.0248854656346262" calcext:value-type="float">
            <text:p>0.0248854656346262</text:p>
          </table:table-cell>
          <table:table-cell office:value-type="float" office:value="0.0399913097399705" calcext:value-type="float">
            <text:p>0.039991309739970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0.0212836051411738" calcext:value-type="float">
            <text:p>0.0212836051411738</text:p>
          </table:table-cell>
          <table:table-cell office:value-type="float" office:value="0.952806345621745" calcext:value-type="float">
            <text:p>0.952806345621745</text:p>
          </table:table-cell>
          <table:table-cell office:value-type="float" office:value="0.16744931593496" calcext:value-type="float">
            <text:p>0.16744931593496</text:p>
          </table:table-cell>
          <table:table-cell office:value-type="float" office:value="0.0245316881563793" calcext:value-type="float">
            <text:p>0.0245316881563793</text:p>
          </table:table-cell>
          <table:table-cell office:value-type="float" office:value="0.0399439613297069" calcext:value-type="float">
            <text:p>0.039943961329706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0.020054741039675" calcext:value-type="float">
            <text:p>0.020054741039675</text:p>
          </table:table-cell>
          <table:table-cell office:value-type="float" office:value="0.952893702189128" calcext:value-type="float">
            <text:p>0.952893702189128</text:p>
          </table:table-cell>
          <table:table-cell office:value-type="float" office:value="0.160521777895351" calcext:value-type="float">
            <text:p>0.160521777895351</text:p>
          </table:table-cell>
          <table:table-cell office:value-type="float" office:value="0.0227871753171169" calcext:value-type="float">
            <text:p>0.0227871753171169</text:p>
          </table:table-cell>
          <table:table-cell office:value-type="float" office:value="0.0377066172662454" calcext:value-type="float">
            <text:p>0.037706617266245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0.0173891268902122" calcext:value-type="float">
            <text:p>0.0173891268902122</text:p>
          </table:table-cell>
          <table:table-cell office:value-type="float" office:value="0.952810923258464" calcext:value-type="float">
            <text:p>0.952810923258464</text:p>
          </table:table-cell>
          <table:table-cell office:value-type="float" office:value="0.155339121950365" calcext:value-type="float">
            <text:p>0.155339121950365</text:p>
          </table:table-cell>
          <table:table-cell office:value-type="float" office:value="0.0198886799458188" calcext:value-type="float">
            <text:p>0.0198886799458188</text:p>
          </table:table-cell>
          <table:table-cell office:value-type="float" office:value="0.0329478660599258" calcext:value-type="float">
            <text:p>0.032947866059925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0.015386073230458" calcext:value-type="float">
            <text:p>0.015386073230458</text:p>
          </table:table-cell>
          <table:table-cell office:value-type="float" office:value="0.953526941935221" calcext:value-type="float">
            <text:p>0.953526941935221</text:p>
          </table:table-cell>
          <table:table-cell office:value-type="float" office:value="0.157938669200069" calcext:value-type="float">
            <text:p>0.157938669200069</text:p>
          </table:table-cell>
          <table:table-cell office:value-type="float" office:value="0.0173671195434417" calcext:value-type="float">
            <text:p>0.0173671195434417</text:p>
          </table:table-cell>
          <table:table-cell office:value-type="float" office:value="0.0290370567515144" calcext:value-type="float">
            <text:p>0.02903705675151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0.0150754281199732" calcext:value-type="float">
            <text:p>0.0150754281199732</text:p>
          </table:table-cell>
          <table:table-cell office:value-type="float" office:value="0.953406778971354" calcext:value-type="float">
            <text:p>0.953406778971354</text:p>
          </table:table-cell>
          <table:table-cell office:value-type="float" office:value="0.154895096371754" calcext:value-type="float">
            <text:p>0.154895096371754</text:p>
          </table:table-cell>
          <table:table-cell office:value-type="float" office:value="0.0168431132612314" calcext:value-type="float">
            <text:p>0.0168431132612314</text:p>
          </table:table-cell>
          <table:table-cell office:value-type="float" office:value="0.0286251281826542" calcext:value-type="float">
            <text:p>0.028625128182654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0.0154713604122184" calcext:value-type="float">
            <text:p>0.0154713604122184</text:p>
          </table:table-cell>
          <table:table-cell office:value-type="float" office:value="0.947446695963542" calcext:value-type="float">
            <text:p>0.947446695963542</text:p>
          </table:table-cell>
          <table:table-cell office:value-type="float" office:value="0.0753002873385681" calcext:value-type="float">
            <text:p>0.0753002873385681</text:p>
          </table:table-cell>
          <table:table-cell office:value-type="float" office:value="0.0213143515859812" calcext:value-type="float">
            <text:p>0.0213143515859812</text:p>
          </table:table-cell>
          <table:table-cell office:value-type="float" office:value="0.0282826799960708" calcext:value-type="float">
            <text:p>0.02828267999607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0.0142887493311304" calcext:value-type="float">
            <text:p>0.0142887493311304</text:p>
          </table:table-cell>
          <table:table-cell office:value-type="float" office:value="0.953322728474935" calcext:value-type="float">
            <text:p>0.953322728474935</text:p>
          </table:table-cell>
          <table:table-cell office:value-type="float" office:value="0.157412535936571" calcext:value-type="float">
            <text:p>0.157412535936571</text:p>
          </table:table-cell>
          <table:table-cell office:value-type="float" office:value="0.0160308311798381" calcext:value-type="float">
            <text:p>0.0160308311798381</text:p>
          </table:table-cell>
          <table:table-cell office:value-type="float" office:value="0.0272284856659055" calcext:value-type="float">
            <text:p>0.027228485665905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0.0141392604951168" calcext:value-type="float">
            <text:p>0.0141392604951168</text:p>
          </table:table-cell>
          <table:table-cell office:value-type="float" office:value="0.953562927246094" calcext:value-type="float">
            <text:p>0.953562927246094</text:p>
          </table:table-cell>
          <table:table-cell office:value-type="float" office:value="0.157789542267586" calcext:value-type="float">
            <text:p>0.157789542267586</text:p>
          </table:table-cell>
          <table:table-cell office:value-type="float" office:value="0.0156193052118971" calcext:value-type="float">
            <text:p>0.0156193052118971</text:p>
          </table:table-cell>
          <table:table-cell office:value-type="float" office:value="0.0268732819891255" calcext:value-type="float">
            <text:p>0.026873281989125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0.0130392267230038" calcext:value-type="float">
            <text:p>0.0130392267230038</text:p>
          </table:table-cell>
          <table:table-cell office:value-type="float" office:value="0.953488413492839" calcext:value-type="float">
            <text:p>0.953488413492839</text:p>
          </table:table-cell>
          <table:table-cell office:value-type="float" office:value="0.146374231936931" calcext:value-type="float">
            <text:p>0.146374231936931</text:p>
          </table:table-cell>
          <table:table-cell office:value-type="float" office:value="0.0145766924677798" calcext:value-type="float">
            <text:p>0.0145766924677798</text:p>
          </table:table-cell>
          <table:table-cell office:value-type="float" office:value="0.0249617149153143" calcext:value-type="float">
            <text:p>0.024961714915314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0.0129708786985219" calcext:value-type="float">
            <text:p>0.0129708786985219</text:p>
          </table:table-cell>
          <table:table-cell office:value-type="float" office:value="0.953929646809896" calcext:value-type="float">
            <text:p>0.953929646809896</text:p>
          </table:table-cell>
          <table:table-cell office:value-type="float" office:value="0.158552288369231" calcext:value-type="float">
            <text:p>0.158552288369231</text:p>
          </table:table-cell>
          <table:table-cell office:value-type="float" office:value="0.0142508962681189" calcext:value-type="float">
            <text:p>0.0142508962681189</text:p>
          </table:table-cell>
          <table:table-cell office:value-type="float" office:value="0.0245992758913975" calcext:value-type="float">
            <text:p>0.024599275891397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0.0127932467431932" calcext:value-type="float">
            <text:p>0.0127932467431932</text:p>
          </table:table-cell>
          <table:table-cell office:value-type="float" office:value="0.954277928670247" calcext:value-type="float">
            <text:p>0.954277928670247</text:p>
          </table:table-cell>
          <table:table-cell office:value-type="float" office:value="0.143858266210306" calcext:value-type="float">
            <text:p>0.143858266210306</text:p>
          </table:table-cell>
          <table:table-cell office:value-type="float" office:value="0.0140399638075314" calcext:value-type="float">
            <text:p>0.0140399638075314</text:p>
          </table:table-cell>
          <table:table-cell office:value-type="float" office:value="0.0243955928016942" calcext:value-type="float">
            <text:p>0.024395592801694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0.0125028563508655" calcext:value-type="float">
            <text:p>0.0125028563508655</text:p>
          </table:table-cell>
          <table:table-cell office:value-type="float" office:value="0.953442001342774" calcext:value-type="float">
            <text:p>0.953442001342774</text:p>
          </table:table-cell>
          <table:table-cell office:value-type="float" office:value="0.146540724558448" calcext:value-type="float">
            <text:p>0.146540724558448</text:p>
          </table:table-cell>
          <table:table-cell office:value-type="float" office:value="0.0139691903233313" calcext:value-type="float">
            <text:p>0.0139691903233313</text:p>
          </table:table-cell>
          <table:table-cell office:value-type="float" office:value="0.023773971656592" calcext:value-type="float">
            <text:p>0.02377397165659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0.0122702107039971" calcext:value-type="float">
            <text:p>0.0122702107039971</text:p>
          </table:table-cell>
          <table:table-cell office:value-type="float" office:value="0.953827794392904" calcext:value-type="float">
            <text:p>0.953827794392904</text:p>
          </table:table-cell>
          <table:table-cell office:value-type="float" office:value="0.145834620792091" calcext:value-type="float">
            <text:p>0.145834620792091</text:p>
          </table:table-cell>
          <table:table-cell office:value-type="float" office:value="0.0136295296534788" calcext:value-type="float">
            <text:p>0.0136295296534788</text:p>
          </table:table-cell>
          <table:table-cell office:value-type="float" office:value="0.0233321061154318" calcext:value-type="float">
            <text:p>0.023332106115431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0.0106503488745601" calcext:value-type="float">
            <text:p>0.0106503488745601</text:p>
          </table:table-cell>
          <table:table-cell office:value-type="float" office:value="0.954215240478516" calcext:value-type="float">
            <text:p>0.954215240478516</text:p>
          </table:table-cell>
          <table:table-cell office:value-type="float" office:value="0.150808174519142" calcext:value-type="float">
            <text:p>0.150808174519142</text:p>
          </table:table-cell>
          <table:table-cell office:value-type="float" office:value="0.0116102355967394" calcext:value-type="float">
            <text:p>0.0116102355967394</text:p>
          </table:table-cell>
          <table:table-cell office:value-type="float" office:value="0.0203236950354667" calcext:value-type="float">
            <text:p>0.02032369503546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0.0102391633028808" calcext:value-type="float">
            <text:p>0.0102391633028808</text:p>
          </table:table-cell>
          <table:table-cell office:value-type="float" office:value="0.953963724772135" calcext:value-type="float">
            <text:p>0.953963724772135</text:p>
          </table:table-cell>
          <table:table-cell office:value-type="float" office:value="0.131458867090069" calcext:value-type="float">
            <text:p>0.131458867090069</text:p>
          </table:table-cell>
          <table:table-cell office:value-type="float" office:value="0.0113503609755629" calcext:value-type="float">
            <text:p>0.0113503609755629</text:p>
          </table:table-cell>
          <table:table-cell office:value-type="float" office:value="0.0197259657099599" calcext:value-type="float">
            <text:p>0.019725965709959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0.00990776708807518" calcext:value-type="float">
            <text:p>0.00990776708807518</text:p>
          </table:table-cell>
          <table:table-cell office:value-type="float" office:value="0.954055531819661" calcext:value-type="float">
            <text:p>0.954055531819661</text:p>
          </table:table-cell>
          <table:table-cell office:value-type="float" office:value="0.126530305630974" calcext:value-type="float">
            <text:p>0.126530305630974</text:p>
          </table:table-cell>
          <table:table-cell office:value-type="float" office:value="0.0108998984504152" calcext:value-type="float">
            <text:p>0.0108998984504152</text:p>
          </table:table-cell>
          <table:table-cell office:value-type="float" office:value="0.0190762499602552" calcext:value-type="float">
            <text:p>0.019076249960255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0.00882069677153484" calcext:value-type="float">
            <text:p>0.00882069677153484</text:p>
          </table:table-cell>
          <table:table-cell office:value-type="float" office:value="0.954401779174805" calcext:value-type="float">
            <text:p>0.954401779174805</text:p>
          </table:table-cell>
          <table:table-cell office:value-type="float" office:value="0.123107370034524" calcext:value-type="float">
            <text:p>0.123107370034524</text:p>
          </table:table-cell>
          <table:table-cell office:value-type="float" office:value="0.00954114547485252" calcext:value-type="float">
            <text:p>0.00954114547485252</text:p>
          </table:table-cell>
          <table:table-cell office:value-type="float" office:value="0.0169332345488014" calcext:value-type="float">
            <text:p>0.016933234548801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0.0084297094923493" calcext:value-type="float">
            <text:p>0.0084297094923493</text:p>
          </table:table-cell>
          <table:table-cell office:value-type="float" office:value="0.954564030965169" calcext:value-type="float">
            <text:p>0.954564030965169</text:p>
          </table:table-cell>
          <table:table-cell office:value-type="float" office:value="0.115077892113375" calcext:value-type="float">
            <text:p>0.115077892113375</text:p>
          </table:table-cell>
          <table:table-cell office:value-type="float" office:value="0.00906444294192716" calcext:value-type="float">
            <text:p>0.00906444294192716</text:p>
          </table:table-cell>
          <table:table-cell office:value-type="float" office:value="0.0160778865260068" calcext:value-type="float">
            <text:p>0.016077886526006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0.955277252197266" calcext:value-type="float">
            <text:p>0.95527725219726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Default" table:number-columns-repeated="5"/>
        </table:table-row>
        <table:table-row table:style-name="ro1">
          <table:table-cell table:style-name="ce5" office:value-type="string" calcext:value-type="string">
            <text:p>* these are metrics for the 30 patches</text:p>
          </table:table-cell>
          <table:table-cell/>
          <table:table-cell table:style-name="Default" table:number-columns-repeated="5"/>
        </table:table-row>
        <table:table-row table:style-name="ro1">
          <table:table-cell table:style-name="ce5" office:value-type="string" calcext:value-type="string">
            <text:p>** These are for threshold of 0.5 and label size of 100</text:p>
          </table:table-cell>
          <table:table-cell/>
          <table:table-cell table:style-name="Default" table:number-columns-repeated="5"/>
        </table:table-row>
      </table:table>
      <table:named-expressions/>
      <table:database-ranges>
        <table:database-range table:name="__Anonymous_Sheet_DB__0" table:target-range-address="Sheet1.A1:Sheet1.G27">
          <table:sort>
            <table:sort-by table:field-number="6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1">00/00/0000</text:date>, <text:time style:data-style-name="N2" text:time-value="13:25:31.54924824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4T17:16:50.229443568</meta:creation-date>
    <dc:date>2024-09-05T17:12:53.329262422</dc:date>
    <meta:editing-duration>PT45M4S</meta:editing-duration>
    <meta:editing-cycles>44</meta:editing-cycles>
    <meta:generator>LibreOffice/24.2.5.2$Linux_X86_64 LibreOffice_project/420$Build-2</meta:generator>
    <meta:document-statistic meta:table-count="1" meta:cell-count="189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4.036cm" svg:height="9cm" xlink:href=".." xlink:type="simple" chart:class="chart:scatter" chart:style-name="ch1">
        <chart:plot-area chart:style-name="ch2" table:cell-range-address="Sheet1.E2:Sheet1.E27" svg:x="0.28cm" svg:y="0.18cm" svg:width="13.476cm" svg:height="8.64cm">
          <chart:coordinate-region svg:x="1.192cm" svg:y="0.38cm" svg:width="12.378cm" svg:height="7.793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E2:Sheet1.E27" chart:class="chart:scatter">
            <chart:data-point chart:repeated="2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79578853439781">
                <text:p>0.179578853439781</text:p>
                <draw:g>
                  <svg:desc>Sheet1.E2:Sheet1.E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69795043668817">
                <text:p>0.1697950436688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71381449201924">
                <text:p>0.1713814492019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79001619579735">
                <text:p>0.1790016195797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77352976722656">
                <text:p>0.1773529767226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72672925515582">
                <text:p>0.1726729255155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65767227350573">
                <text:p>0.1657672273505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6744931593496">
                <text:p>0.167449315934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0521777895351">
                <text:p>0.1605217778953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55339121950365">
                <text:p>0.1553391219503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57938669200069">
                <text:p>0.15793866920006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54895096371754">
                <text:p>0.1548950963717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753002873385681">
                <text:p>0.075300287338568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57412535936571">
                <text:p>0.15741253593657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57789542267586">
                <text:p>0.15778954226758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46374231936931">
                <text:p>0.14637423193693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58552288369231">
                <text:p>0.15855228836923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43858266210306">
                <text:p>0.14385826621030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46540724558448">
                <text:p>0.14654072455844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45834620792091">
                <text:p>0.14583462079209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50808174519142">
                <text:p>0.15080817451914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31458867090069">
                <text:p>0.13145886709006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26530305630974">
                <text:p>0.12653030563097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23107370034524">
                <text:p>0.1231073700345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15077892113375">
                <text:p>0.1150778921133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3.642cm" svg:height="9cm" xlink:href=".." xlink:type="simple" chart:class="chart:scatter" chart:style-name="ch1">
        <chart:plot-area chart:style-name="ch2" table:cell-range-address="Sheet1.G2:Sheet1.G26" svg:x="0.272cm" svg:y="0.18cm" svg:width="13.098cm" svg:height="8.64cm">
          <chart:coordinate-region svg:x="1.37cm" svg:y="0.38cm" svg:width="11.814cm" svg:height="7.793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G2:Sheet1.G26" chart:class="chart:scatter">
            <chart:data-point chart:repeated="2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462842367493739">
                <text:p>0.0462842367493739</text:p>
                <draw:g>
                  <svg:desc>Sheet1.G2:Sheet1.G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460024429050147">
                <text:p>0.04600244290501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59845366923735">
                <text:p>0.04598453669237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58998199772156">
                <text:p>0.04589981997721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56669327608893">
                <text:p>0.04566693276088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446773512502106">
                <text:p>0.04467735125021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399913097399705">
                <text:p>0.03999130973997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399439613297069">
                <text:p>0.03994396132970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377066172662454">
                <text:p>0.03770661726624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329478660599258">
                <text:p>0.03294786605992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290370567515144">
                <text:p>0.02903705675151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286251281826542">
                <text:p>0.028625128182654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282826799960708">
                <text:p>0.02828267999607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272284856659055">
                <text:p>0.02722848566590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268732819891255">
                <text:p>0.026873281989125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249617149153143">
                <text:p>0.024961714915314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245992758913975">
                <text:p>0.02459927589139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243955928016942">
                <text:p>0.024395592801694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23773971656592">
                <text:p>0.02377397165659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233321061154318">
                <text:p>0.02333210611543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203236950354667">
                <text:p>0.02032369503546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197259657099599">
                <text:p>0.019725965709959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190762499602552">
                <text:p>0.019076249960255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169332345488014">
                <text:p>0.016933234548801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160778865260068">
                <text:p>0.016077886526006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